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57.82mm"/>
    </style:style>
    <style:style style:name="co3" style:family="table-column">
      <style:table-column-properties fo:break-before="auto" style:column-width="119.36mm"/>
    </style:style>
    <style:style style:name="co4" style:family="table-column">
      <style:table-column-properties fo:break-before="auto" style:column-width="79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value-type" style:repeat-content="false" style:vertical-align="middl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erstorp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.No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Product Link</text:p>
          </table:table-cell>
          <table:table-cell table:style-name="ce4" office:value-type="string" calcext:value-type="string">
            <text:p>Id number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-Ethylhexanoic Acid Pro 25</text:p>
          </table:table-cell>
          <table:table-cell table:style-name="ce5" office:value-type="string" calcext:value-type="string">
            <text:p>https://www.perstorp.com/en/products/2-ethylhexanoic_acid_pro_25</text:p>
          </table:table-cell>
          <table:table-cell table:style-name="ce5" office:value-type="string" calcext:value-type="string">
            <text:p>CAS Number: 149-57-5</text:p>
            <text:p>HS Number: 291590</text:p>
          </table:table-cell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2-Ethylhexanol</text:p>
          </table:table-cell>
          <table:table-cell table:style-name="ce5" office:value-type="string" calcext:value-type="string">
            <text:p>https://www.perstorp.com/en/products/2-ethylhexanol</text:p>
          </table:table-cell>
          <table:table-cell table:style-name="ce5" office:value-type="string" calcext:value-type="string">
            <text:p>CAS Number: 104-76-7</text:p>
            <text:p>HS Number: 29051685</text:p>
          </table:table-cell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2-Ethylhexanol Pro 25</text:p>
          </table:table-cell>
          <table:table-cell table:style-name="ce5" office:value-type="string" calcext:value-type="string">
            <text:p>https://www.perstorp.com/en/products/2-ethylhexanol_pro_25</text:p>
          </table:table-cell>
          <table:table-cell table:style-name="ce5" office:value-type="string" calcext:value-type="string">
            <text:p>CAS Number: 104-76-7</text:p>
            <text:p>HS Number: 29051685</text:p>
          </table:table-cell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2-Propylheptanol</text:p>
          </table:table-cell>
          <table:table-cell table:style-name="ce5" office:value-type="string" calcext:value-type="string">
            <text:p>https://www.perstorp.com/en/products/2-propylheptanol</text:p>
          </table:table-cell>
          <table:table-cell table:style-name="ce5" office:value-type="string" calcext:value-type="string">
            <text:p>CAS Number: 10042-59-8</text:p>
            <text:p>HS Number: 29051900</text:p>
          </table:table-cell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Akestra™ 100</text:p>
          </table:table-cell>
          <table:table-cell table:style-name="ce5" office:value-type="string" calcext:value-type="string">
            <text:p>https://www.perstorp.com/en/products/akestra_100</text:p>
          </table:table-cell>
          <table:table-cell table:style-name="ce5" office:value-type="string" calcext:value-type="string">
            <text:p>CAS Number: 102070-64-4</text:p>
            <text:p>HS Number: 3907 99</text:p>
          </table:table-cell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Akestra™ 110</text:p>
          </table:table-cell>
          <table:table-cell table:style-name="ce5" office:value-type="string" calcext:value-type="string">
            <text:p>https://www.perstorp.com/en/products/akestra_110</text:p>
          </table:table-cell>
          <table:table-cell table:style-name="ce5" office:value-type="string" calcext:value-type="string">
            <text:p>CAS Number: 102070-64-4</text:p>
            <text:p>HS Number: 3907 99</text:p>
          </table:table-cell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Akestra™ 90</text:p>
          </table:table-cell>
          <table:table-cell table:style-name="ce5" office:value-type="string" calcext:value-type="string">
            <text:p>https://www.perstorp.com/en/products/akestra_90</text:p>
          </table:table-cell>
          <table:table-cell table:style-name="ce5" office:value-type="string" calcext:value-type="string">
            <text:p>CAS Number: 102070-64-4</text:p>
            <text:p>HS Number: 3907 99</text:p>
          </table:table-cell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Allyl Pentaerythritol</text:p>
          </table:table-cell>
          <table:table-cell table:style-name="ce5" office:value-type="string" calcext:value-type="string">
            <text:p>https://www.perstorp.com/en/products/allyl_pentaerythritol</text:p>
          </table:table-cell>
          <table:table-cell table:style-name="ce5" office:value-type="string" calcext:value-type="string">
            <text:p>CAS Number: 91648-24-7</text:p>
            <text:p>HS Number: 290949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Amicult™ K42</text:p>
          </table:table-cell>
          <table:table-cell table:style-name="ce5" office:value-type="string" calcext:value-type="string">
            <text:p>https://www.perstorp.com/en/products/amicult_k42</text:p>
          </table:table-cell>
          <table:table-cell table:style-name="ce5" office:value-type="string" calcext:value-type="string">
            <text:p>HS Number: 291512</text:p>
          </table:table-cell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Bis-MPA™</text:p>
          </table:table-cell>
          <table:table-cell table:style-name="ce5" office:value-type="string" calcext:value-type="string">
            <text:p>https://www.perstorp.com/en/products/bis-mpa</text:p>
          </table:table-cell>
          <table:table-cell table:style-name="ce5" office:value-type="string" calcext:value-type="string">
            <text:p>HS Number: 291819</text:p>
          </table:table-cell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Boltorn™ H20</text:p>
          </table:table-cell>
          <table:table-cell table:style-name="ce5" office:value-type="string" calcext:value-type="string">
            <text:p>https://www.perstorp.com/en/products/boltorn_h20</text:p>
          </table:table-cell>
          <table:table-cell table:style-name="ce5" office:value-type="string" calcext:value-type="string">
            <text:p>HS Number: 390799</text:p>
          </table:table-cell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Boltorn™ H2004</text:p>
          </table:table-cell>
          <table:table-cell table:style-name="ce5" office:value-type="string" calcext:value-type="string">
            <text:p>https://www.perstorp.com/en/products/boltorn_h2004</text:p>
          </table:table-cell>
          <table:table-cell table:style-name="ce5" office:value-type="string" calcext:value-type="string">
            <text:p>HS Number: 390799</text:p>
          </table:table-cell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Boltorn™ H311</text:p>
          </table:table-cell>
          <table:table-cell table:style-name="ce5" office:value-type="string" calcext:value-type="string">
            <text:p>https://www.perstorp.com/en/products/boltorn_h311</text:p>
          </table:table-cell>
          <table:table-cell table:style-name="ce5" office:value-type="string" calcext:value-type="string">
            <text:p>HS Number: 390799</text:p>
          </table:table-cell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Boltorn™ P1000</text:p>
          </table:table-cell>
          <table:table-cell table:style-name="ce5" office:value-type="string" calcext:value-type="string">
            <text:p>https://www.perstorp.com/en/products/boltorn_p1000</text:p>
          </table:table-cell>
          <table:table-cell table:style-name="ce5" office:value-type="string" calcext:value-type="string">
            <text:p>HS Number: 390799</text:p>
          </table:table-cell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Boltorn™ P500</text:p>
          </table:table-cell>
          <table:table-cell table:style-name="ce5" office:value-type="string" calcext:value-type="string">
            <text:p>https://www.perstorp.com/en/products/boltorn_p500</text:p>
          </table:table-cell>
          <table:table-cell table:style-name="ce5" office:value-type="string" calcext:value-type="string">
            <text:p>HS Number: 390799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Boltorn™ U3000</text:p>
          </table:table-cell>
          <table:table-cell table:style-name="ce5" office:value-type="string" calcext:value-type="string">
            <text:p>https://www.perstorp.com/en/products/boltorn_u3000</text:p>
          </table:table-cell>
          <table:table-cell table:style-name="ce5" office:value-type="string" calcext:value-type="string">
            <text:p>HS Number: 390750</text:p>
          </table:table-cell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Boltorn™ W3000</text:p>
          </table:table-cell>
          <table:table-cell table:style-name="ce5" office:value-type="string" calcext:value-type="string">
            <text:p>https://www.perstorp.com/en/products/boltorn_w3000</text:p>
          </table:table-cell>
          <table:table-cell table:style-name="ce5" office:value-type="string" calcext:value-type="string">
            <text:p>HS Number: 390750</text:p>
          </table:table-cell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Butyric Acid</text:p>
          </table:table-cell>
          <table:table-cell table:style-name="ce5" office:value-type="string" calcext:value-type="string">
            <text:p>https://www.perstorp.com/en/products/butyric_acid</text:p>
          </table:table-cell>
          <table:table-cell table:style-name="ce5" office:value-type="string" calcext:value-type="string">
            <text:p>CAS Number: 107-92-6</text:p>
            <text:p>HS Number: 291560</text:p>
          </table:table-cell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Calcium Formate tech</text:p>
          </table:table-cell>
          <table:table-cell table:style-name="ce5" office:value-type="string" calcext:value-type="string">
            <text:p>https://www.perstorp.com/en/products/calcium_formate_tech</text:p>
          </table:table-cell>
          <table:table-cell table:style-name="ce5" office:value-type="string" calcext:value-type="string">
            <text:p>CAS Number: 544-17-2</text:p>
            <text:p>HS Number: 291512</text:p>
          </table:table-cell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Charmor™ DP15</text:p>
          </table:table-cell>
          <table:table-cell table:style-name="ce5" office:value-type="string" calcext:value-type="string">
            <text:p>https://www.perstorp.com/en/products/charmor_dp15</text:p>
          </table:table-cell>
          <table:table-cell table:style-name="ce5" office:value-type="string" calcext:value-type="string">
            <text:p>CAS Number: 126-58-9</text:p>
            <text:p>HS Number: 290949</text:p>
          </table:table-cell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Charmor™ DP40</text:p>
          </table:table-cell>
          <table:table-cell table:style-name="ce5" office:value-type="string" calcext:value-type="string">
            <text:p>https://www.perstorp.com/en/products/charmor_dp40</text:p>
          </table:table-cell>
          <table:table-cell table:style-name="ce5" office:value-type="string" calcext:value-type="string">
            <text:p>CAS Number: 126-58-9</text:p>
            <text:p>HS Number: 290949</text:p>
          </table:table-cell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Charmor™ PM15</text:p>
          </table:table-cell>
          <table:table-cell table:style-name="ce5" office:value-type="string" calcext:value-type="string">
            <text:p>https://www.perstorp.com/en/products/charmor_pm15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Charmor™ PM40</text:p>
          </table:table-cell>
          <table:table-cell table:style-name="ce5" office:value-type="string" calcext:value-type="string">
            <text:p>https://www.perstorp.com/en/products/charmor_pm40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Charmor™ PT40</text:p>
          </table:table-cell>
          <table:table-cell table:style-name="ce5" office:value-type="string" calcext:value-type="string">
            <text:p>https://www.perstorp.com/en/products/charmor_pt40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Curalite™Ox</text:p>
          </table:table-cell>
          <table:table-cell table:style-name="ce5" office:value-type="string" calcext:value-type="string">
            <text:p>https://www.perstorp.com/en/products/curaliteox</text:p>
          </table:table-cell>
          <table:table-cell table:style-name="ce5" office:value-type="string" calcext:value-type="string">
            <text:p>HS Number: 293299</text:p>
          </table:table-cell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Curalite™OxPlus</text:p>
          </table:table-cell>
          <table:table-cell table:style-name="ce5" office:value-type="string" calcext:value-type="string">
            <text:p>https://www.perstorp.com/en/products/curaliteoxplus</text:p>
          </table:table-cell>
          <table:table-cell table:style-name="ce5" office:value-type="string" calcext:value-type="string">
            <text:p>HS Number: 293299</text:p>
          </table:table-cell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Cyclic Trimethylolpropane Formal</text:p>
          </table:table-cell>
          <table:table-cell table:style-name="ce5" office:value-type="string" calcext:value-type="string">
            <text:p>https://www.perstorp.com/en/products/cyclic_trimethylolpropane_formal</text:p>
          </table:table-cell>
          <table:table-cell table:style-name="ce5" office:value-type="string" calcext:value-type="string">
            <text:p>CAS Number: 5187-23-5</text:p>
            <text:p>HS Number: 293299</text:p>
          </table:table-cell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Di-Penta 90</text:p>
          </table:table-cell>
          <table:table-cell table:style-name="ce5" office:value-type="string" calcext:value-type="string">
            <text:p>https://www.perstorp.com/en/products/di-penta_90</text:p>
          </table:table-cell>
          <table:table-cell table:style-name="ce5" office:value-type="string" calcext:value-type="string">
            <text:p>CAS Number: 126-58-9</text:p>
            <text:p>HS Number: 29094980</text:p>
          </table:table-cell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Di-Penta 93</text:p>
          </table:table-cell>
          <table:table-cell table:style-name="ce5" office:value-type="string" calcext:value-type="string">
            <text:p>https://www.perstorp.com/en/products/di-penta_93</text:p>
          </table:table-cell>
          <table:table-cell table:style-name="ce5" office:value-type="string" calcext:value-type="string">
            <text:p>CAS Number: 126-58-9</text:p>
            <text:p>HS Number: 29094980</text:p>
          </table:table-cell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Di-Trimethylolpropane</text:p>
          </table:table-cell>
          <table:table-cell table:style-name="ce5" office:value-type="string" calcext:value-type="string">
            <text:p>https://www.perstorp.com/en/products/di-trimethylolpropane</text:p>
          </table:table-cell>
          <table:table-cell table:style-name="ce5" office:value-type="string" calcext:value-type="string">
            <text:p>CAS Number: 23235-61-2</text:p>
            <text:p>HS Number: 290949</text:p>
          </table:table-cell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DMPA® Regular</text:p>
          </table:table-cell>
          <table:table-cell table:style-name="ce5" office:value-type="string" calcext:value-type="string">
            <text:p>https://www.perstorp.com/en/products/dmpa_regular</text:p>
          </table:table-cell>
          <table:table-cell table:style-name="ce5" office:value-type="string" calcext:value-type="string">
            <text:p>CAS Number: 4767-03-7</text:p>
            <text:p>HS Number: 291819</text:p>
          </table:table-cell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DMPA® Special</text:p>
          </table:table-cell>
          <table:table-cell table:style-name="ce5" office:value-type="string" calcext:value-type="string">
            <text:p>https://www.perstorp.com/en/products/dmpa_special</text:p>
          </table:table-cell>
          <table:table-cell table:style-name="ce5" office:value-type="string" calcext:value-type="string">
            <text:p>CAS Number: 4767-03-7</text:p>
            <text:p>HS Number: 291819</text:p>
          </table:table-cell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Emoltene™ 100</text:p>
          </table:table-cell>
          <table:table-cell table:style-name="ce5" office:value-type="string" calcext:value-type="string">
            <text:p>https://www.perstorp.com/en/products/emoltene_100</text:p>
          </table:table-cell>
          <table:table-cell table:style-name="ce5" office:value-type="string" calcext:value-type="string">
            <text:p>HS Number: 291733</text:p>
          </table:table-cell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Emoltene™ 100 IRG</text:p>
          </table:table-cell>
          <table:table-cell table:style-name="ce5" office:value-type="string" calcext:value-type="string">
            <text:p>https://www.perstorp.com/en/products/emoltene_100_irg</text:p>
          </table:table-cell>
          <table:table-cell table:style-name="ce5" office:value-type="string" calcext:value-type="string">
            <text:p>CAS Number: 53306-54-0</text:p>
            <text:p>HS Number: 291733</text:p>
          </table:table-cell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Emoltene™ 100 Pro 14</text:p>
          </table:table-cell>
          <table:table-cell table:style-name="ce5" office:value-type="string" calcext:value-type="string">
            <text:p>https://www.perstorp.com/en/products/emoltene_100_pro_14</text:p>
          </table:table-cell>
          <table:table-cell table:style-name="ce5" office:value-type="string" calcext:value-type="string">
            <text:p>CAS Number: 53306-54-0</text:p>
            <text:p>HS Number: 291733</text:p>
          </table:table-cell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Emoltene™ 100 Pro 14 IRG</text:p>
          </table:table-cell>
          <table:table-cell table:style-name="ce5" office:value-type="string" calcext:value-type="string">
            <text:p>https://www.perstorp.com/en/products/emoltene_100_pro_14_irg</text:p>
          </table:table-cell>
          <table:table-cell table:style-name="ce5" office:value-type="string" calcext:value-type="string">
            <text:p>CAS Number: 53306-54-0</text:p>
            <text:p>HS Number: 291733</text:p>
          </table:table-cell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Emoltene™ 100 Pro 14 TOP</text:p>
          </table:table-cell>
          <table:table-cell table:style-name="ce5" office:value-type="string" calcext:value-type="string">
            <text:p>https://www.perstorp.com/en/products/emoltene_100_pro_14_top</text:p>
          </table:table-cell>
          <table:table-cell table:style-name="ce5" office:value-type="string" calcext:value-type="string">
            <text:p>CAS Number: 53306-54-0</text:p>
            <text:p>HS Number: 291733</text:p>
          </table:table-cell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Emoltene™ 100 TOP</text:p>
          </table:table-cell>
          <table:table-cell table:style-name="ce5" office:value-type="string" calcext:value-type="string">
            <text:p>https://www.perstorp.com/en/products/emoltene_100_top</text:p>
          </table:table-cell>
          <table:table-cell table:style-name="ce5" office:value-type="string" calcext:value-type="string">
            <text:p>CAS Number: 53306-54-0</text:p>
            <text:p>HS Number: 291733</text:p>
          </table:table-cell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Emoltene™ 3GO</text:p>
          </table:table-cell>
          <table:table-cell table:style-name="ce5" office:value-type="string" calcext:value-type="string">
            <text:p>https://www.perstorp.com/en/products/emoltene_3go</text:p>
          </table:table-cell>
          <table:table-cell table:style-name="ce5" office:value-type="string" calcext:value-type="string">
            <text:p>HS Number: 291590</text:p>
          </table:table-cell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Evyron™ T20 flakes</text:p>
          </table:table-cell>
          <table:table-cell table:style-name="ce5" office:value-type="string" calcext:value-type="string">
            <text:p>https://www.perstorp.com/en/products/evyron_t20_flakes</text:p>
          </table:table-cell>
          <table:table-cell table:style-name="ce5" office:value-type="string" calcext:value-type="string">
            <text:p>HS Number: 290541</text:p>
          </table:table-cell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Evyron™ T20 molten</text:p>
          </table:table-cell>
          <table:table-cell table:style-name="ce5" office:value-type="string" calcext:value-type="string">
            <text:p>https://www.perstorp.com/en/products/evyron_t20_molten</text:p>
          </table:table-cell>
          <table:table-cell table:style-name="ce5" office:value-type="string" calcext:value-type="string">
            <text:p>HS Number: 290541</text:p>
          </table:table-cell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Evyron™ T50 flakes</text:p>
          </table:table-cell>
          <table:table-cell table:style-name="ce5" office:value-type="string" calcext:value-type="string">
            <text:p>https://www.perstorp.com/en/products/evyron_t50_flakes</text:p>
          </table:table-cell>
          <table:table-cell table:style-name="ce5" office:value-type="string" calcext:value-type="string">
            <text:p>HS Number: 290541</text:p>
          </table:table-cell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Evyron™ T50 molten</text:p>
          </table:table-cell>
          <table:table-cell table:style-name="ce5" office:value-type="string" calcext:value-type="string">
            <text:p>https://www.perstorp.com/en/products/evyron_t50_molten</text:p>
          </table:table-cell>
          <table:table-cell table:style-name="ce5" office:value-type="string" calcext:value-type="string">
            <text:p>HS Number: 290541</text:p>
          </table:table-cell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Formalin 37 LM - US</text:p>
          </table:table-cell>
          <table:table-cell table:style-name="ce5" office:value-type="string" calcext:value-type="string">
            <text:p>https://www.perstorp.com/en/products/formalin_37_lm_-_us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Formalin 37-11 HM - US</text:p>
          </table:table-cell>
          <table:table-cell table:style-name="ce5" office:value-type="string" calcext:value-type="string">
            <text:p>https://www.perstorp.com/en/products/formalin_37-11_hm_-_us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Formalin 37-7 HM - US</text:p>
          </table:table-cell>
          <table:table-cell table:style-name="ce5" office:value-type="string" calcext:value-type="string">
            <text:p>https://www.perstorp.com/en/products/formalin_37-7_hm_-_us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Formalin 45 LM - US</text:p>
          </table:table-cell>
          <table:table-cell table:style-name="ce5" office:value-type="string" calcext:value-type="string">
            <text:p>https://www.perstorp.com/en/products/formalin_45_lm_-_us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Formalin 50 LM - US</text:p>
          </table:table-cell>
          <table:table-cell table:style-name="ce5" office:value-type="string" calcext:value-type="string">
            <text:p>https://www.perstorp.com/en/products/formalin_50_lm_-_us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Formalin 52 LM - US</text:p>
          </table:table-cell>
          <table:table-cell table:style-name="ce5" office:value-type="string" calcext:value-type="string">
            <text:p>https://www.perstorp.com/en/products/formalin_52_lm_-_us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Formalin LM 37</text:p>
          </table:table-cell>
          <table:table-cell table:style-name="ce5" office:value-type="string" calcext:value-type="string">
            <text:p>https://www.perstorp.com/en/products/formalin_lm_37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Formalin LM 42</text:p>
          </table:table-cell>
          <table:table-cell table:style-name="ce5" office:value-type="string" calcext:value-type="string">
            <text:p>https://www.perstorp.com/en/products/formalin_lm_42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Formalin LM 50</text:p>
          </table:table-cell>
          <table:table-cell table:style-name="ce5" office:value-type="string" calcext:value-type="string">
            <text:p>https://www.perstorp.com/en/products/formalin_lm_50</text:p>
          </table:table-cell>
          <table:table-cell table:style-name="ce5" office:value-type="string" calcext:value-type="string">
            <text:p>CAS Number: 50-00-0</text:p>
            <text:p>HS Number: 291211</text:p>
          </table:table-cell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Formic Acid 75%</text:p>
          </table:table-cell>
          <table:table-cell table:style-name="ce5" office:value-type="string" calcext:value-type="string">
            <text:p>https://www.perstorp.com/en/products/formic_acid_75</text:p>
          </table:table-cell>
          <table:table-cell table:style-name="ce5" office:value-type="string" calcext:value-type="string">
            <text:p>CAS Number: 64-18-6</text:p>
            <text:p>HS Number: 291511</text:p>
          </table:table-cell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Formic Acid 85%</text:p>
          </table:table-cell>
          <table:table-cell table:style-name="ce5" office:value-type="string" calcext:value-type="string">
            <text:p>https://www.perstorp.com/en/products/formic_acid_85</text:p>
          </table:table-cell>
          <table:table-cell table:style-name="ce5" office:value-type="string" calcext:value-type="string">
            <text:p>CAS Number: 64-18-6</text:p>
            <text:p>HS Number: 291511</text:p>
          </table:table-cell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Gastrivix™ Avi</text:p>
          </table:table-cell>
          <table:table-cell table:style-name="ce5" office:value-type="string" calcext:value-type="string">
            <text:p>https://www.perstorp.com/en/products/gastrivix_avi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Holtac™ D</text:p>
          </table:table-cell>
          <table:table-cell table:style-name="ce5" office:value-type="string" calcext:value-type="string">
            <text:p>https://www.perstorp.com/en/products/holtac_d</text:p>
          </table:table-cell>
          <table:table-cell table:style-name="ce5" office:value-type="string" calcext:value-type="string">
            <text:p>CAS Number: 126-58-9</text:p>
            <text:p>HS Number: 290949</text:p>
          </table:table-cell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Holtac™ DT</text:p>
          </table:table-cell>
          <table:table-cell table:style-name="ce5" office:value-type="string" calcext:value-type="string">
            <text:p>https://www.perstorp.com/en/products/holtac_dt</text:p>
          </table:table-cell>
          <table:table-cell table:style-name="ce5" office:value-type="string" calcext:value-type="string">
            <text:p>CAS Number: 23235-61-2</text:p>
            <text:p>HS Number: 290949</text:p>
          </table:table-cell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Holtac™ M</text:p>
          </table:table-cell>
          <table:table-cell table:style-name="ce5" office:value-type="string" calcext:value-type="string">
            <text:p>https://www.perstorp.com/en/products/holtac_m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Holtac™ T</text:p>
          </table:table-cell>
          <table:table-cell table:style-name="ce5" office:value-type="string" calcext:value-type="string">
            <text:p>https://www.perstorp.com/en/products/holtac_t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Isononanoic Acid</text:p>
          </table:table-cell>
          <table:table-cell table:style-name="ce5" office:value-type="string" calcext:value-type="string">
            <text:p>https://www.perstorp.com/en/products/isononanoic_acid</text:p>
          </table:table-cell>
          <table:table-cell table:style-name="ce5" office:value-type="string" calcext:value-type="string">
            <text:p>CAS Number: 3302-10-1</text:p>
            <text:p>HS Number: 291590</text:p>
          </table:table-cell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Methanol</text:p>
          </table:table-cell>
          <table:table-cell table:style-name="ce5" office:value-type="string" calcext:value-type="string">
            <text:p>https://www.perstorp.com/en/products/methanol</text:p>
          </table:table-cell>
          <table:table-cell table:style-name="ce5" office:value-type="string" calcext:value-type="string">
            <text:p>CAS Number: 67-56-1</text:p>
            <text:p>HS Number: 290511</text:p>
          </table:table-cell>
        </table:table-row>
        <table:table-row table:style-name="ro2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Methyl Propanediol</text:p>
          </table:table-cell>
          <table:table-cell table:style-name="ce5" office:value-type="string" calcext:value-type="string">
            <text:p>https://www.perstorp.com/en/products/methyl_propanediol</text:p>
          </table:table-cell>
          <table:table-cell table:style-name="ce5" office:value-type="string" calcext:value-type="string">
            <text:p>CAS Number: 2163-42-0</text:p>
            <text:p>HS Number: 290539</text:p>
          </table:table-cell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table:style-name="ce5" office:value-type="string" calcext:value-type="string">
            <text:p>Neeture™ 90 N20</text:p>
          </table:table-cell>
          <table:table-cell table:style-name="ce5" office:value-type="string" calcext:value-type="string">
            <text:p>https://www.perstorp.com/en/products/neeture_90_n20</text:p>
          </table:table-cell>
          <table:table-cell table:style-name="ce5" office:value-type="string" calcext:value-type="string">
            <text:p>HS Number: 290539</text:p>
          </table:table-cell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table:style-name="ce5" office:value-type="string" calcext:value-type="string">
            <text:p>Neeture™ 90 N40</text:p>
          </table:table-cell>
          <table:table-cell table:style-name="ce5" office:value-type="string" calcext:value-type="string">
            <text:p>https://www.perstorp.com/en/products/neeture_90_n40</text:p>
          </table:table-cell>
          <table:table-cell table:style-name="ce5" office:value-type="string" calcext:value-type="string">
            <text:p>HS Number: 290539</text:p>
          </table:table-cell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table:style-name="ce5" office:value-type="string" calcext:value-type="string">
            <text:p>Neeture™ N20 flakes</text:p>
          </table:table-cell>
          <table:table-cell table:style-name="ce5" office:value-type="string" calcext:value-type="string">
            <text:p>https://www.perstorp.com/en/products/neeture_n20_flakes</text:p>
          </table:table-cell>
          <table:table-cell table:style-name="ce5" office:value-type="string" calcext:value-type="string">
            <text:p>HS Number: 290539</text:p>
          </table:table-cell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table:style-name="ce5" office:value-type="string" calcext:value-type="string">
            <text:p>Neeture™ N20 molten</text:p>
          </table:table-cell>
          <table:table-cell table:style-name="ce5" office:value-type="string" calcext:value-type="string">
            <text:p>https://www.perstorp.com/en/products/neeture_n20_molten</text:p>
          </table:table-cell>
          <table:table-cell table:style-name="ce5" office:value-type="string" calcext:value-type="string">
            <text:p>HS Number: 290539</text:p>
          </table:table-cell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table:style-name="ce5" office:value-type="string" calcext:value-type="string">
            <text:p>Neeture™ N40 flakes</text:p>
          </table:table-cell>
          <table:table-cell table:style-name="ce5" office:value-type="string" calcext:value-type="string">
            <text:p>https://www.perstorp.com/en/products/neeture_n40_flakes</text:p>
          </table:table-cell>
          <table:table-cell table:style-name="ce5" office:value-type="string" calcext:value-type="string">
            <text:p>HS Number: 290539</text:p>
          </table:table-cell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table:style-name="ce5" office:value-type="string" calcext:value-type="string">
            <text:p>Neeture™ N40 molten</text:p>
          </table:table-cell>
          <table:table-cell table:style-name="ce5" office:value-type="string" calcext:value-type="string">
            <text:p>https://www.perstorp.com/en/products/neeture_n40_molten</text:p>
          </table:table-cell>
          <table:table-cell table:style-name="ce5" office:value-type="string" calcext:value-type="string">
            <text:p>HS Number: 290539</text:p>
          </table:table-cell>
        </table:table-row>
        <table:table-row table:style-name="ro2">
          <table:table-cell table:style-name="ce2" table:formula="of:=[.A69]+1" office:value-type="float" office:value="69" calcext:value-type="float">
            <text:p>69</text:p>
          </table:table-cell>
          <table:table-cell table:style-name="ce5" office:value-type="string" calcext:value-type="string">
            <text:p>Neopentyl Glycol 90</text:p>
          </table:table-cell>
          <table:table-cell table:style-name="ce5" office:value-type="string" calcext:value-type="string">
            <text:p>https://www.perstorp.com/en/products/neopentyl_glycol_90</text:p>
          </table:table-cell>
          <table:table-cell table:style-name="ce5" office:value-type="string" calcext:value-type="string">
            <text:p>CAS Number: 126-30-7</text:p>
            <text:p>HS Number: 290539</text:p>
          </table:table-cell>
        </table:table-row>
        <table:table-row table:style-name="ro2">
          <table:table-cell table:style-name="ce2" table:formula="of:=[.A70]+1" office:value-type="float" office:value="70" calcext:value-type="float">
            <text:p>70</text:p>
          </table:table-cell>
          <table:table-cell table:style-name="ce5" office:value-type="string" calcext:value-type="string">
            <text:p>Neopentyl Glycol flakes</text:p>
          </table:table-cell>
          <table:table-cell table:style-name="ce5" office:value-type="string" calcext:value-type="string">
            <text:p>https://www.perstorp.com/en/products/neopentyl_glycol_flakes</text:p>
          </table:table-cell>
          <table:table-cell table:style-name="ce5" office:value-type="string" calcext:value-type="string">
            <text:p>CAS Number: 126-30-7</text:p>
            <text:p>HS Number: 290539</text:p>
          </table:table-cell>
        </table:table-row>
        <table:table-row table:style-name="ro2">
          <table:table-cell table:style-name="ce2" table:formula="of:=[.A71]+1" office:value-type="float" office:value="71" calcext:value-type="float">
            <text:p>71</text:p>
          </table:table-cell>
          <table:table-cell table:style-name="ce5" office:value-type="string" calcext:value-type="string">
            <text:p>Neopentyl Glycol molten</text:p>
          </table:table-cell>
          <table:table-cell table:style-name="ce5" office:value-type="string" calcext:value-type="string">
            <text:p>https://www.perstorp.com/en/products/neopentyl_glycol_molten</text:p>
          </table:table-cell>
          <table:table-cell table:style-name="ce5" office:value-type="string" calcext:value-type="string">
            <text:p>CAS Number: 126-30-7</text:p>
            <text:p>HS Number: 290539</text:p>
          </table:table-cell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table:style-name="ce5" office:value-type="string" calcext:value-type="string">
            <text:p>Penta EXCETEQ™</text:p>
          </table:table-cell>
          <table:table-cell table:style-name="ce5" office:value-type="string" calcext:value-type="string">
            <text:p>https://www.perstorp.com/en/products/penta_exceteq</text:p>
          </table:table-cell>
          <table:table-cell table:style-name="ce5" office:value-type="string" calcext:value-type="string">
            <text:p>HS Number: 290542</text:p>
          </table:table-cell>
        </table:table-row>
        <table:table-row table:style-name="ro2">
          <table:table-cell table:style-name="ce2" table:formula="of:=[.A73]+1" office:value-type="float" office:value="73" calcext:value-type="float">
            <text:p>73</text:p>
          </table:table-cell>
          <table:table-cell table:style-name="ce5" office:value-type="string" calcext:value-type="string">
            <text:p>Pentaerythritol ICX</text:p>
          </table:table-cell>
          <table:table-cell table:style-name="ce5" office:value-type="string" calcext:value-type="string">
            <text:p>https://www.perstorp.com/en/products/pentaerythritol_icx</text:p>
          </table:table-cell>
          <table:table-cell table:style-name="ce5" office:value-type="string" calcext:value-type="string">
            <text:p>CAS Number: 11-57-75</text:p>
            <text:p>HS Number: 290542</text:p>
          </table:table-cell>
        </table:table-row>
        <table:table-row table:style-name="ro2">
          <table:table-cell table:style-name="ce2" table:formula="of:=[.A74]+1" office:value-type="float" office:value="74" calcext:value-type="float">
            <text:p>74</text:p>
          </table:table-cell>
          <table:table-cell table:style-name="ce5" office:value-type="string" calcext:value-type="string">
            <text:p>Pentaerythritol mono</text:p>
          </table:table-cell>
          <table:table-cell table:style-name="ce5" office:value-type="string" calcext:value-type="string">
            <text:p>https://www.perstorp.com/en/products/pentaerythritol_mono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2">
          <table:table-cell table:style-name="ce2" table:formula="of:=[.A75]+1" office:value-type="float" office:value="75" calcext:value-type="float">
            <text:p>75</text:p>
          </table:table-cell>
          <table:table-cell table:style-name="ce5" office:value-type="string" calcext:value-type="string">
            <text:p>Pentaerythritol nitration</text:p>
          </table:table-cell>
          <table:table-cell table:style-name="ce5" office:value-type="string" calcext:value-type="string">
            <text:p>https://www.perstorp.com/en/products/pentaerythritol_nitration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table:style-name="ce5" office:value-type="string" calcext:value-type="string">
            <text:p>Pergrip™ Run KF</text:p>
          </table:table-cell>
          <table:table-cell table:style-name="ce5" office:value-type="string" calcext:value-type="string">
            <text:p>https://www.perstorp.com/en/products/pergrip_run_kf</text:p>
          </table:table-cell>
          <table:table-cell table:style-name="ce5" office:value-type="string" calcext:value-type="string">
            <text:p>HS Number: 29152000</text:p>
          </table:table-cell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table:style-name="ce5" office:value-type="string" calcext:value-type="string">
            <text:p>Pergrip™ Run NF</text:p>
          </table:table-cell>
          <table:table-cell table:style-name="ce5" office:value-type="string" calcext:value-type="string">
            <text:p>https://www.perstorp.com/en/products/pergrip_run_nf</text:p>
          </table:table-cell>
          <table:table-cell table:style-name="ce5" office:value-type="string" calcext:value-type="string">
            <text:p>HS Number: 29151200</text:p>
          </table:table-cell>
        </table:table-row>
        <table:table-row table:style-name="ro2">
          <table:table-cell table:style-name="ce2" table:formula="of:=[.A78]+1" office:value-type="float" office:value="78" calcext:value-type="float">
            <text:p>78</text:p>
          </table:table-cell>
          <table:table-cell table:style-name="ce5" office:value-type="string" calcext:value-type="string">
            <text:p>Pergrip™ Run NF C</text:p>
          </table:table-cell>
          <table:table-cell table:style-name="ce5" office:value-type="string" calcext:value-type="string">
            <text:p>https://www.perstorp.com/en/products/pergrip_run_nf_c</text:p>
          </table:table-cell>
          <table:table-cell table:style-name="ce5" office:value-type="string" calcext:value-type="string">
            <text:p>CAS Number: 141-53-7</text:p>
            <text:p>HS Number: 29151200</text:p>
          </table:table-cell>
        </table:table-row>
        <table:table-row table:style-name="ro2">
          <table:table-cell table:style-name="ce2" table:formula="of:=[.A79]+1" office:value-type="float" office:value="79" calcext:value-type="float">
            <text:p>79</text:p>
          </table:table-cell>
          <table:table-cell table:style-name="ce5" office:value-type="string" calcext:value-type="string">
            <text:p>Pevalen™</text:p>
          </table:table-cell>
          <table:table-cell table:style-name="ce5" office:value-type="string" calcext:value-type="string">
            <text:p>https://www.perstorp.com/en/products/pevalen</text:p>
          </table:table-cell>
          <table:table-cell table:style-name="ce5" office:value-type="string" calcext:value-type="string">
            <text:p>CAS Number: 15834-04-5</text:p>
            <text:p>HS Number: 291560</text:p>
          </table:table-cell>
        </table:table-row>
        <table:table-row table:style-name="ro2">
          <table:table-cell table:style-name="ce2" table:formula="of:=[.A80]+1" office:value-type="float" office:value="80" calcext:value-type="float">
            <text:p>80</text:p>
          </table:table-cell>
          <table:table-cell table:style-name="ce5" office:value-type="string" calcext:value-type="string">
            <text:p>Pevalen™ Pro 36</text:p>
          </table:table-cell>
          <table:table-cell table:style-name="ce5" office:value-type="string" calcext:value-type="string">
            <text:p>https://www.perstorp.com/en/products/pevalen_pro_36</text:p>
          </table:table-cell>
          <table:table-cell table:style-name="ce5" office:value-type="string" calcext:value-type="string">
            <text:p>CAS Number: 15834-04-5</text:p>
            <text:p>HS Number: 291560</text:p>
          </table:table-cell>
        </table:table-row>
        <table:table-row table:style-name="ro2">
          <table:table-cell table:style-name="ce2" table:formula="of:=[.A81]+1" office:value-type="float" office:value="81" calcext:value-type="float">
            <text:p>81</text:p>
          </table:table-cell>
          <table:table-cell table:style-name="ce5" office:value-type="string" calcext:value-type="string">
            <text:p>Pevalen™ Pro 8</text:p>
          </table:table-cell>
          <table:table-cell table:style-name="ce5" office:value-type="string" calcext:value-type="string">
            <text:p>https://www.perstorp.com/en/products/pevalen_pro_8</text:p>
          </table:table-cell>
          <table:table-cell table:style-name="ce5" office:value-type="string" calcext:value-type="string">
            <text:p>CAS Number: 15834-04-5</text:p>
            <text:p>HS Number: 291560</text:p>
          </table:table-cell>
        </table:table-row>
        <table:table-row table:style-name="ro2">
          <table:table-cell table:style-name="ce2" table:formula="of:=[.A82]+1" office:value-type="float" office:value="82" calcext:value-type="float">
            <text:p>82</text:p>
          </table:table-cell>
          <table:table-cell table:style-name="ce5" office:value-type="string" calcext:value-type="string">
            <text:p>Phthalic Anhydride flakes</text:p>
          </table:table-cell>
          <table:table-cell table:style-name="ce5" office:value-type="string" calcext:value-type="string">
            <text:p>https://www.perstorp.com/en/products/phthalic_anhydride_flakes</text:p>
          </table:table-cell>
          <table:table-cell table:style-name="ce5" office:value-type="string" calcext:value-type="string">
            <text:p>CAS Number: 85-44-9</text:p>
            <text:p>HS Number: 291735</text:p>
          </table:table-cell>
        </table:table-row>
        <table:table-row table:style-name="ro2">
          <table:table-cell table:style-name="ce2" table:formula="of:=[.A83]+1" office:value-type="float" office:value="83" calcext:value-type="float">
            <text:p>83</text:p>
          </table:table-cell>
          <table:table-cell table:style-name="ce5" office:value-type="string" calcext:value-type="string">
            <text:p>Phthalic Anhydride molten</text:p>
          </table:table-cell>
          <table:table-cell table:style-name="ce5" office:value-type="string" calcext:value-type="string">
            <text:p>https://www.perstorp.com/en/products/phthalic_anhydride_molten</text:p>
          </table:table-cell>
          <table:table-cell table:style-name="ce5" office:value-type="string" calcext:value-type="string">
            <text:p>CAS Number: 85-44-9</text:p>
            <text:p>HS Number: 291735</text:p>
          </table:table-cell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5" office:value-type="string" calcext:value-type="string">
            <text:p>Polyol 3165</text:p>
          </table:table-cell>
          <table:table-cell table:style-name="ce5" office:value-type="string" calcext:value-type="string">
            <text:p>https://www.perstorp.com/en/products/polyol_3165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5" office:value-type="string" calcext:value-type="string">
            <text:p>Polyol 3380</text:p>
          </table:table-cell>
          <table:table-cell table:style-name="ce5" office:value-type="string" calcext:value-type="string">
            <text:p>https://www.perstorp.com/en/products/polyol_338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5" office:value-type="string" calcext:value-type="string">
            <text:p>Polyol 3610</text:p>
          </table:table-cell>
          <table:table-cell table:style-name="ce5" office:value-type="string" calcext:value-type="string">
            <text:p>https://www.perstorp.com/en/products/polyol_361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table:style-name="ce5" office:value-type="string" calcext:value-type="string">
            <text:p>Polyol 3611</text:p>
          </table:table-cell>
          <table:table-cell table:style-name="ce5" office:value-type="string" calcext:value-type="string">
            <text:p>https://www.perstorp.com/en/products/polyol_3611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table:style-name="ce5" office:value-type="string" calcext:value-type="string">
            <text:p>Polyol 3990</text:p>
          </table:table-cell>
          <table:table-cell table:style-name="ce5" office:value-type="string" calcext:value-type="string">
            <text:p>https://www.perstorp.com/en/products/polyol_399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table:style-name="ce5" office:value-type="string" calcext:value-type="string">
            <text:p>Polyol 4290</text:p>
          </table:table-cell>
          <table:table-cell table:style-name="ce5" office:value-type="string" calcext:value-type="string">
            <text:p>https://www.perstorp.com/en/products/polyol_429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table:style-name="ce5" office:value-type="string" calcext:value-type="string">
            <text:p>Polyol 4360</text:p>
          </table:table-cell>
          <table:table-cell table:style-name="ce5" office:value-type="string" calcext:value-type="string">
            <text:p>https://www.perstorp.com/en/products/polyol_436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table:style-name="ce5" office:value-type="string" calcext:value-type="string">
            <text:p>Polyol 4525</text:p>
          </table:table-cell>
          <table:table-cell table:style-name="ce5" office:value-type="string" calcext:value-type="string">
            <text:p>https://www.perstorp.com/en/products/polyol_4525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table:style-name="ce5" office:value-type="string" calcext:value-type="string">
            <text:p>Polyol 4640</text:p>
          </table:table-cell>
          <table:table-cell table:style-name="ce5" office:value-type="string" calcext:value-type="string">
            <text:p>https://www.perstorp.com/en/products/polyol_464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table:style-name="ce5" office:value-type="string" calcext:value-type="string">
            <text:p>Polyol R2490</text:p>
          </table:table-cell>
          <table:table-cell table:style-name="ce5" office:value-type="string" calcext:value-type="string">
            <text:p>https://www.perstorp.com/en/products/polyol_r249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table:style-name="ce5" office:value-type="string" calcext:value-type="string">
            <text:p>Polyol R3430</text:p>
          </table:table-cell>
          <table:table-cell table:style-name="ce5" office:value-type="string" calcext:value-type="string">
            <text:p>https://www.perstorp.com/en/products/polyol_r343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table:style-name="ce5" office:value-type="string" calcext:value-type="string">
            <text:p>Polyol R3530</text:p>
          </table:table-cell>
          <table:table-cell table:style-name="ce5" office:value-type="string" calcext:value-type="string">
            <text:p>https://www.perstorp.com/en/products/polyol_r353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table:style-name="ce5" office:value-type="string" calcext:value-type="string">
            <text:p>Polyol R3540</text:p>
          </table:table-cell>
          <table:table-cell table:style-name="ce5" office:value-type="string" calcext:value-type="string">
            <text:p>https://www.perstorp.com/en/products/polyol_r354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table:style-name="ce5" office:value-type="string" calcext:value-type="string">
            <text:p>Polyol R3600</text:p>
          </table:table-cell>
          <table:table-cell table:style-name="ce5" office:value-type="string" calcext:value-type="string">
            <text:p>https://www.perstorp.com/en/products/polyol_r360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table:style-name="ce5" office:value-type="string" calcext:value-type="string">
            <text:p>Polyol R4630</text:p>
          </table:table-cell>
          <table:table-cell table:style-name="ce5" office:value-type="string" calcext:value-type="string">
            <text:p>https://www.perstorp.com/en/products/polyol_r4630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table:style-name="ce5" office:value-type="string" calcext:value-type="string">
            <text:p>Polyol R4631</text:p>
          </table:table-cell>
          <table:table-cell table:style-name="ce5" office:value-type="string" calcext:value-type="string">
            <text:p>https://www.perstorp.com/en/products/polyol_r4631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table:style-name="ce5" office:value-type="string" calcext:value-type="string">
            <text:p>Polyol R6405</text:p>
          </table:table-cell>
          <table:table-cell table:style-name="ce5" office:value-type="string" calcext:value-type="string">
            <text:p>https://www.perstorp.com/en/products/polyol_r6405</text:p>
          </table:table-cell>
          <table:table-cell table:style-name="ce5" office:value-type="string" calcext:value-type="string">
            <text:p>HS Number: 390729</text:p>
          </table:table-cell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table:style-name="ce5" office:value-type="string" calcext:value-type="string">
            <text:p>Polyol TD</text:p>
          </table:table-cell>
          <table:table-cell table:style-name="ce5" office:value-type="string" calcext:value-type="string">
            <text:p>https://www.perstorp.com/en/products/polyol_td</text:p>
          </table:table-cell>
          <table:table-cell table:style-name="ce5" office:value-type="string" calcext:value-type="string">
            <text:p>HS Number: 293299</text:p>
          </table:table-cell>
        </table:table-row>
        <table:table-row table:style-name="ro2">
          <table:table-cell table:style-name="ce2" table:formula="of:=[.A102]+1" office:value-type="float" office:value="102" calcext:value-type="float">
            <text:p>102</text:p>
          </table:table-cell>
          <table:table-cell table:style-name="ce5" office:value-type="string" calcext:value-type="string">
            <text:p>Potassium Formate 75%</text:p>
          </table:table-cell>
          <table:table-cell table:style-name="ce5" office:value-type="string" calcext:value-type="string">
            <text:p>https://www.perstorp.com/en/products/potassium_formate_75</text:p>
          </table:table-cell>
          <table:table-cell table:style-name="ce5" office:value-type="string" calcext:value-type="string">
            <text:p>CAS Number: 590-29-4</text:p>
            <text:p>HS Number: 291512</text:p>
          </table:table-cell>
        </table:table-row>
        <table:table-row table:style-name="ro2">
          <table:table-cell table:style-name="ce2" table:formula="of:=[.A103]+1" office:value-type="float" office:value="103" calcext:value-type="float">
            <text:p>103</text:p>
          </table:table-cell>
          <table:table-cell table:style-name="ce5" office:value-type="string" calcext:value-type="string">
            <text:p>Profina™ CP</text:p>
          </table:table-cell>
          <table:table-cell table:style-name="ce5" office:value-type="string" calcext:value-type="string">
            <text:p>https://www.perstorp.com/en/products/profina_cp</text:p>
          </table:table-cell>
          <table:table-cell table:style-name="ce5" office:value-type="string" calcext:value-type="string">
            <text:p>CAS Number: 4075-81-4</text:p>
            <text:p>HS Number: 291550</text:p>
          </table:table-cell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table:style-name="ce5" office:value-type="string" calcext:value-type="string">
            <text:p>ProMyr™ Crimp</text:p>
          </table:table-cell>
          <table:table-cell table:style-name="ce5" office:value-type="string" calcext:value-type="string">
            <text:p>https://www.perstorp.com/en/products/promyr_crimp</text:p>
          </table:table-cell>
          <table:table-cell table:style-name="ce5" office:value-type="string" calcext:value-type="string">
            <text:p>HS Number: 291511</text:p>
          </table:table-cell>
        </table:table-row>
        <table:table-row table:style-name="ro2">
          <table:table-cell table:style-name="ce2" table:formula="of:=[.A105]+1" office:value-type="float" office:value="105" calcext:value-type="float">
            <text:p>105</text:p>
          </table:table-cell>
          <table:table-cell table:style-name="ce5" office:value-type="string" calcext:value-type="string">
            <text:p>ProMyr™ NT 520</text:p>
          </table:table-cell>
          <table:table-cell table:style-name="ce5" office:value-type="string" calcext:value-type="string">
            <text:p>https://www.perstorp.com/en/products/promyr_nt_520</text:p>
          </table:table-cell>
          <table:table-cell table:style-name="ce5" office:value-type="string" calcext:value-type="string">
            <text:p>CAS Number: 64-18-6</text:p>
            <text:p>HS Number: 291511</text:p>
          </table:table-cell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table:style-name="ce5" office:value-type="string" calcext:value-type="string">
            <text:p>ProMyr™ NT 570</text:p>
          </table:table-cell>
          <table:table-cell table:style-name="ce5" office:value-type="string" calcext:value-type="string">
            <text:p>https://www.perstorp.com/en/products/promyr_nt_570</text:p>
          </table:table-cell>
          <table:table-cell table:style-name="ce5" office:value-type="string" calcext:value-type="string">
            <text:p>HS Number: 291511</text:p>
          </table:table-cell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table:style-name="ce5" office:value-type="string" calcext:value-type="string">
            <text:p>ProMyr™ NT 610</text:p>
          </table:table-cell>
          <table:table-cell table:style-name="ce5" office:value-type="string" calcext:value-type="string">
            <text:p>https://www.perstorp.com/en/products/promyr_nt_610</text:p>
          </table:table-cell>
          <table:table-cell table:style-name="ce5" office:value-type="string" calcext:value-type="string">
            <text:p>HS Number: 291550</text:p>
          </table:table-cell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table:style-name="ce5" office:value-type="string" calcext:value-type="string">
            <text:p>ProMyr™ NT 611</text:p>
          </table:table-cell>
          <table:table-cell table:style-name="ce5" office:value-type="string" calcext:value-type="string">
            <text:p>https://www.perstorp.com/en/products/promyr_nt_611</text:p>
          </table:table-cell>
          <table:table-cell table:style-name="ce5" office:value-type="string" calcext:value-type="string">
            <text:p>HS Number: 291550</text:p>
          </table:table-cell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table:style-name="ce5" office:value-type="string" calcext:value-type="string">
            <text:p>ProMyr™ TMR Flexible</text:p>
          </table:table-cell>
          <table:table-cell table:style-name="ce5" office:value-type="string" calcext:value-type="string">
            <text:p>https://www.perstorp.com/en/products/promyr_tmr_flexible</text:p>
          </table:table-cell>
          <table:table-cell table:style-name="ce5" office:value-type="string" calcext:value-type="string">
            <text:p>HS Number: 291511</text:p>
          </table:table-cell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table:style-name="ce5" office:value-type="string" calcext:value-type="string">
            <text:p>ProMyr™ TMR Performance</text:p>
          </table:table-cell>
          <table:table-cell table:style-name="ce5" office:value-type="string" calcext:value-type="string">
            <text:p>https://www.perstorp.com/en/products/promyr_tmr_performance</text:p>
          </table:table-cell>
          <table:table-cell table:style-name="ce5" office:value-type="string" calcext:value-type="string">
            <text:p>HS Number: 291550</text:p>
          </table:table-cell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table:style-name="ce5" office:value-type="string" calcext:value-type="string">
            <text:p>ProMyr™ TMR Solid</text:p>
          </table:table-cell>
          <table:table-cell table:style-name="ce5" office:value-type="string" calcext:value-type="string">
            <text:p>https://www.perstorp.com/en/products/promyr_tmr_solid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table:style-name="ce5" office:value-type="string" calcext:value-type="string">
            <text:p>ProMyr™ XR 680</text:p>
          </table:table-cell>
          <table:table-cell table:style-name="ce5" office:value-type="string" calcext:value-type="string">
            <text:p>https://www.perstorp.com/en/products/promyr_xr_680</text:p>
          </table:table-cell>
          <table:table-cell table:style-name="ce5" office:value-type="string" calcext:value-type="string">
            <text:p>HS Number: 291511</text:p>
          </table:table-cell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table:style-name="ce5" office:value-type="string" calcext:value-type="string">
            <text:p>ProPhorce™ AC 101</text:p>
          </table:table-cell>
          <table:table-cell table:style-name="ce5" office:value-type="string" calcext:value-type="string">
            <text:p>https://www.perstorp.com/en/products/prophorce_ac_101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2">
          <table:table-cell table:style-name="ce2" table:formula="of:=[.A114]+1" office:value-type="float" office:value="114" calcext:value-type="float">
            <text:p>114</text:p>
          </table:table-cell>
          <table:table-cell table:style-name="ce5" office:value-type="string" calcext:value-type="string">
            <text:p>ProPhorce™ AC 200</text:p>
          </table:table-cell>
          <table:table-cell table:style-name="ce5" office:value-type="string" calcext:value-type="string">
            <text:p>https://www.perstorp.com/en/products/prophorce_ac_200</text:p>
          </table:table-cell>
          <table:table-cell table:style-name="ce5" office:value-type="string" calcext:value-type="string">
            <text:p>CAS Number: 544-17-2</text:p>
            <text:p>HS Number: 291512</text:p>
          </table:table-cell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table:style-name="ce5" office:value-type="string" calcext:value-type="string">
            <text:p>ProPhorce™ AC 299</text:p>
          </table:table-cell>
          <table:table-cell table:style-name="ce5" office:value-type="string" calcext:value-type="string">
            <text:p>https://www.perstorp.com/en/products/prophorce_ac_299</text:p>
          </table:table-cell>
          <table:table-cell table:style-name="ce5" office:value-type="string" calcext:value-type="string">
            <text:p>HS Number: 291512</text:p>
          </table:table-cell>
        </table:table-row>
        <table:table-row table:style-name="ro2">
          <table:table-cell table:style-name="ce2" table:formula="of:=[.A116]+1" office:value-type="float" office:value="116" calcext:value-type="float">
            <text:p>116</text:p>
          </table:table-cell>
          <table:table-cell table:style-name="ce5" office:value-type="string" calcext:value-type="string">
            <text:p>ProPhorce™ AC 519</text:p>
          </table:table-cell>
          <table:table-cell table:style-name="ce5" office:value-type="string" calcext:value-type="string">
            <text:p>https://www.perstorp.com/en/products/prophorce_ac_519</text:p>
          </table:table-cell>
          <table:table-cell table:style-name="ce5" office:value-type="string" calcext:value-type="string">
            <text:p>CAS Number: 64-18-6</text:p>
            <text:p>HS Number: 291511</text:p>
          </table:table-cell>
        </table:table-row>
        <table:table-row table:style-name="ro2">
          <table:table-cell table:style-name="ce2" table:formula="of:=[.A117]+1" office:value-type="float" office:value="117" calcext:value-type="float">
            <text:p>117</text:p>
          </table:table-cell>
          <table:table-cell table:style-name="ce5" office:value-type="string" calcext:value-type="string">
            <text:p>ProPhorce™ AC 600</text:p>
          </table:table-cell>
          <table:table-cell table:style-name="ce5" office:value-type="string" calcext:value-type="string">
            <text:p>https://www.perstorp.com/en/products/prophorce_ac_600</text:p>
          </table:table-cell>
          <table:table-cell table:style-name="ce5" office:value-type="string" calcext:value-type="string">
            <text:p>CAS Number: 64-18-6</text:p>
            <text:p>HS Number: 291511</text:p>
          </table:table-cell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table:style-name="ce5" office:value-type="string" calcext:value-type="string">
            <text:p>ProPhorce™ Classic NC</text:p>
          </table:table-cell>
          <table:table-cell table:style-name="ce5" office:value-type="string" calcext:value-type="string">
            <text:p>https://www.perstorp.com/en/products/prophorce_classic_nc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table:style-name="ce5" office:value-type="string" calcext:value-type="string">
            <text:p>ProPhorce™ Exclusive NC</text:p>
          </table:table-cell>
          <table:table-cell table:style-name="ce5" office:value-type="string" calcext:value-type="string">
            <text:p>https://www.perstorp.com/en/products/prophorce_exclusive_nc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table:style-name="ce5" office:value-type="string" calcext:value-type="string">
            <text:p>ProPhorce™ PH 101</text:p>
          </table:table-cell>
          <table:table-cell table:style-name="ce5" office:value-type="string" calcext:value-type="string">
            <text:p>https://www.perstorp.com/en/products/prophorce_ph_101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table:style-name="ce5" office:value-type="string" calcext:value-type="string">
            <text:p>ProPhorce™ Premium NC</text:p>
          </table:table-cell>
          <table:table-cell table:style-name="ce5" office:value-type="string" calcext:value-type="string">
            <text:p>https://www.perstorp.com/en/products/prophorce_premium_nc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table:style-name="ce5" office:value-type="string" calcext:value-type="string">
            <text:p>ProPhorce™ SA Cleaning</text:p>
          </table:table-cell>
          <table:table-cell table:style-name="ce5" office:value-type="string" calcext:value-type="string">
            <text:p>https://www.perstorp.com/en/products/prophorce_sa_cleaning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table:style-name="ce5" office:value-type="string" calcext:value-type="string">
            <text:p>ProPhorce™ SA Exclusive</text:p>
          </table:table-cell>
          <table:table-cell table:style-name="ce5" office:value-type="string" calcext:value-type="string">
            <text:p>https://www.perstorp.com/en/products/prophorce_sa_exclusive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table:style-name="ce5" office:value-type="string" calcext:value-type="string">
            <text:p>ProPhorce™ SA Special</text:p>
          </table:table-cell>
          <table:table-cell table:style-name="ce5" office:value-type="string" calcext:value-type="string">
            <text:p>https://www.perstorp.com/en/products/prophorce_sa_special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table:style-name="ce5" office:value-type="string" calcext:value-type="string">
            <text:p>ProPhorce™ SR 130</text:p>
          </table:table-cell>
          <table:table-cell table:style-name="ce5" office:value-type="string" calcext:value-type="string">
            <text:p>https://www.perstorp.com/en/products/prophorce_sr_130</text:p>
          </table:table-cell>
          <table:table-cell table:style-name="ce5" office:value-type="string" calcext:value-type="string">
            <text:p>HS Number: 291560</text:p>
          </table:table-cell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table:style-name="ce5" office:value-type="string" calcext:value-type="string">
            <text:p>ProPhorce™ SR 710</text:p>
          </table:table-cell>
          <table:table-cell table:style-name="ce5" office:value-type="string" calcext:value-type="string">
            <text:p>https://www.perstorp.com/en/products/prophorce_sr_710</text:p>
          </table:table-cell>
          <table:table-cell table:style-name="ce5" office:value-type="string" calcext:value-type="string">
            <text:p>HS Number: 291560</text:p>
          </table:table-cell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table:style-name="ce5" office:value-type="string" calcext:value-type="string">
            <text:p>ProPhorce™ SR 730</text:p>
          </table:table-cell>
          <table:table-cell table:style-name="ce5" office:value-type="string" calcext:value-type="string">
            <text:p>https://www.perstorp.com/en/products/prophorce_sr_730</text:p>
          </table:table-cell>
          <table:table-cell table:style-name="ce5" office:value-type="string" calcext:value-type="string">
            <text:p>HS Number: 291560</text:p>
          </table:table-cell>
        </table:table-row>
        <table:table-row table:style-name="ro2">
          <table:table-cell table:style-name="ce2" table:formula="of:=[.A128]+1" office:value-type="float" office:value="128" calcext:value-type="float">
            <text:p>128</text:p>
          </table:table-cell>
          <table:table-cell table:style-name="ce5" office:value-type="string" calcext:value-type="string">
            <text:p>Propionaldehyde</text:p>
          </table:table-cell>
          <table:table-cell table:style-name="ce5" office:value-type="string" calcext:value-type="string">
            <text:p>https://www.perstorp.com/en/products/propionaldehyde</text:p>
          </table:table-cell>
          <table:table-cell table:style-name="ce5" office:value-type="string" calcext:value-type="string">
            <text:p>CAS Number: 123-38-6</text:p>
            <text:p>HS Number: 291219</text:p>
          </table:table-cell>
        </table:table-row>
        <table:table-row table:style-name="ro2">
          <table:table-cell table:style-name="ce2" table:formula="of:=[.A129]+1" office:value-type="float" office:value="129" calcext:value-type="float">
            <text:p>129</text:p>
          </table:table-cell>
          <table:table-cell table:style-name="ce5" office:value-type="string" calcext:value-type="string">
            <text:p>Propionic Acid</text:p>
          </table:table-cell>
          <table:table-cell table:style-name="ce5" office:value-type="string" calcext:value-type="string">
            <text:p>https://www.perstorp.com/en/products/propionic_acid</text:p>
          </table:table-cell>
          <table:table-cell table:style-name="ce5" office:value-type="string" calcext:value-type="string">
            <text:p>CAS Number: 79-09-4</text:p>
            <text:p>HS Number: 291550</text:p>
          </table:table-cell>
        </table:table-row>
        <table:table-row table:style-name="ro2">
          <table:table-cell table:style-name="ce2" table:formula="of:=[.A130]+1" office:value-type="float" office:value="130" calcext:value-type="float">
            <text:p>130</text:p>
          </table:table-cell>
          <table:table-cell table:style-name="ce5" office:value-type="string" calcext:value-type="string">
            <text:p>Propionsyra agro</text:p>
          </table:table-cell>
          <table:table-cell table:style-name="ce5" office:value-type="string" calcext:value-type="string">
            <text:p>https://www.perstorp.com/en/products/propionsyra_agro</text:p>
          </table:table-cell>
          <table:table-cell table:style-name="ce5" office:value-type="string" calcext:value-type="string">
            <text:p>CAS Number: 79-09-4</text:p>
            <text:p>HS Number: 291550</text:p>
          </table:table-cell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table:style-name="ce5" office:value-type="string" calcext:value-type="string">
            <text:p>ProSid™ MI 201</text:p>
          </table:table-cell>
          <table:table-cell table:style-name="ce5" office:value-type="string" calcext:value-type="string">
            <text:p>https://www.perstorp.com/en/products/prosid_mi_201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table:style-name="ce5" office:value-type="string" calcext:value-type="string">
            <text:p>ProSid™ MI 202</text:p>
          </table:table-cell>
          <table:table-cell table:style-name="ce5" office:value-type="string" calcext:value-type="string">
            <text:p>https://www.perstorp.com/en/products/prosid_mi_202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2">
          <table:table-cell table:style-name="ce2" table:formula="of:=[.A133]+1" office:value-type="float" office:value="133" calcext:value-type="float">
            <text:p>133</text:p>
          </table:table-cell>
          <table:table-cell table:style-name="ce5" office:value-type="string" calcext:value-type="string">
            <text:p>ProSid™ MI 208</text:p>
          </table:table-cell>
          <table:table-cell table:style-name="ce5" office:value-type="string" calcext:value-type="string">
            <text:p>https://www.perstorp.com/en/products/prosid_mi_208</text:p>
          </table:table-cell>
          <table:table-cell table:style-name="ce5" office:value-type="string" calcext:value-type="string">
            <text:p>CAS Number: 4075-81-4</text:p>
            <text:p>HS Number: 291550</text:p>
          </table:table-cell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table:style-name="ce5" office:value-type="string" calcext:value-type="string">
            <text:p>ProSid™ MI 531</text:p>
          </table:table-cell>
          <table:table-cell table:style-name="ce5" office:value-type="string" calcext:value-type="string">
            <text:p>https://www.perstorp.com/en/products/prosid_mi_531</text:p>
          </table:table-cell>
          <table:table-cell table:style-name="ce5" office:value-type="string" calcext:value-type="string">
            <text:p>HS Number: 291511</text:p>
          </table:table-cell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table:style-name="ce5" office:value-type="string" calcext:value-type="string">
            <text:p>ProSid™ MI 545</text:p>
          </table:table-cell>
          <table:table-cell table:style-name="ce5" office:value-type="string" calcext:value-type="string">
            <text:p>https://www.perstorp.com/en/products/prosid_mi_545</text:p>
          </table:table-cell>
          <table:table-cell table:style-name="ce5" office:value-type="string" calcext:value-type="string">
            <text:p>HS Number: 291550</text:p>
          </table:table-cell>
        </table:table-row>
        <table:table-row table:style-name="ro2">
          <table:table-cell table:style-name="ce2" table:formula="of:=[.A136]+1" office:value-type="float" office:value="136" calcext:value-type="float">
            <text:p>136</text:p>
          </table:table-cell>
          <table:table-cell table:style-name="ce5" office:value-type="string" calcext:value-type="string">
            <text:p>ProSid™ MI 700</text:p>
          </table:table-cell>
          <table:table-cell table:style-name="ce5" office:value-type="string" calcext:value-type="string">
            <text:p>https://www.perstorp.com/en/products/prosid_mi_700</text:p>
          </table:table-cell>
          <table:table-cell table:style-name="ce5" office:value-type="string" calcext:value-type="string">
            <text:p>CAS Number: 79-09-4</text:p>
            <text:p>HS Number: 291550</text:p>
          </table:table-cell>
        </table:table-row>
        <table:table-row table:style-name="ro2">
          <table:table-cell table:style-name="ce2" table:formula="of:=[.A137]+1" office:value-type="float" office:value="137" calcext:value-type="float">
            <text:p>137</text:p>
          </table:table-cell>
          <table:table-cell table:style-name="ce5" office:value-type="string" calcext:value-type="string">
            <text:p>ProSid™ MI 701</text:p>
          </table:table-cell>
          <table:table-cell table:style-name="ce5" office:value-type="string" calcext:value-type="string">
            <text:p>https://www.perstorp.com/en/products/prosid_mi_701</text:p>
          </table:table-cell>
          <table:table-cell table:style-name="ce5" office:value-type="string" calcext:value-type="string">
            <text:p>CAS Number: 79-09-4</text:p>
            <text:p>HS Number: 230990</text:p>
          </table:table-cell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table:style-name="ce5" office:value-type="string" calcext:value-type="string">
            <text:p>ProTain™ NA 501</text:p>
          </table:table-cell>
          <table:table-cell table:style-name="ce5" office:value-type="string" calcext:value-type="string">
            <text:p>https://www.perstorp.com/en/products/protain_na_501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table:style-name="ce5" office:value-type="string" calcext:value-type="string">
            <text:p>ProTain™ OT 508</text:p>
          </table:table-cell>
          <table:table-cell table:style-name="ce5" office:value-type="string" calcext:value-type="string">
            <text:p>https://www.perstorp.com/en/products/protain_ot_508</text:p>
          </table:table-cell>
          <table:table-cell table:style-name="ce5" office:value-type="string" calcext:value-type="string">
            <text:p>HS Number: 230990</text:p>
          </table:table-cell>
        </table:table-row>
        <table:table-row table:style-name="ro2">
          <table:table-cell table:style-name="ce2" table:formula="of:=[.A140]+1" office:value-type="float" office:value="140" calcext:value-type="float">
            <text:p>140</text:p>
          </table:table-cell>
          <table:table-cell table:style-name="ce5" office:value-type="string" calcext:value-type="string">
            <text:p>Sodium Formate</text:p>
          </table:table-cell>
          <table:table-cell table:style-name="ce5" office:value-type="string" calcext:value-type="string">
            <text:p>https://www.perstorp.com/en/products/sodium_formate</text:p>
          </table:table-cell>
          <table:table-cell table:style-name="ce5" office:value-type="string" calcext:value-type="string">
            <text:p>CAS Number: 141-53-7</text:p>
            <text:p>HS Number: 291512</text:p>
          </table:table-cell>
        </table:table-row>
        <table:table-row table:style-name="ro2">
          <table:table-cell table:style-name="ce2" table:formula="of:=[.A141]+1" office:value-type="float" office:value="141" calcext:value-type="float">
            <text:p>141</text:p>
          </table:table-cell>
          <table:table-cell table:style-name="ce5" office:value-type="string" calcext:value-type="string">
            <text:p>Sodium Formate Deicer</text:p>
          </table:table-cell>
          <table:table-cell table:style-name="ce5" office:value-type="string" calcext:value-type="string">
            <text:p>https://www.perstorp.com/en/products/sodium_formate_deicer</text:p>
          </table:table-cell>
          <table:table-cell table:style-name="ce5" office:value-type="string" calcext:value-type="string">
            <text:p>CAS Number: 141-53-7</text:p>
            <text:p>HS Number: 29151200</text:p>
          </table:table-cell>
        </table:table-row>
        <table:table-row table:style-name="ro2">
          <table:table-cell table:style-name="ce2" table:formula="of:=[.A142]+1" office:value-type="float" office:value="142" calcext:value-type="float">
            <text:p>142</text:p>
          </table:table-cell>
          <table:table-cell table:style-name="ce5" office:value-type="string" calcext:value-type="string">
            <text:p>Sodium Formate S Grade</text:p>
          </table:table-cell>
          <table:table-cell table:style-name="ce5" office:value-type="string" calcext:value-type="string">
            <text:p>https://www.perstorp.com/en/products/sodium_formate_s_grade</text:p>
          </table:table-cell>
          <table:table-cell table:style-name="ce5" office:value-type="string" calcext:value-type="string">
            <text:p>CAS Number: 141-53-7</text:p>
            <text:p>HS Number: 291512</text:p>
          </table:table-cell>
        </table:table-row>
        <table:table-row table:style-name="ro2">
          <table:table-cell table:style-name="ce2" table:formula="of:=[.A143]+1" office:value-type="float" office:value="143" calcext:value-type="float">
            <text:p>143</text:p>
          </table:table-cell>
          <table:table-cell table:style-name="ce5" office:value-type="string" calcext:value-type="string">
            <text:p>Sodium Sulphate</text:p>
          </table:table-cell>
          <table:table-cell table:style-name="ce5" office:value-type="string" calcext:value-type="string">
            <text:p>https://www.perstorp.com/en/products/sodium_sulphate</text:p>
          </table:table-cell>
          <table:table-cell table:style-name="ce5" office:value-type="string" calcext:value-type="string">
            <text:p>CAS Number: 7757-82-6</text:p>
            <text:p>HS Number: 283311</text:p>
          </table:table-cell>
        </table:table-row>
        <table:table-row table:style-name="ro2">
          <table:table-cell table:style-name="ce2" table:formula="of:=[.A144]+1" office:value-type="float" office:value="144" calcext:value-type="float">
            <text:p>144</text:p>
          </table:table-cell>
          <table:table-cell table:style-name="ce5" office:value-type="string" calcext:value-type="string">
            <text:p>Sodium Sulphate D</text:p>
          </table:table-cell>
          <table:table-cell table:style-name="ce5" office:value-type="string" calcext:value-type="string">
            <text:p>https://www.perstorp.com/en/products/sodium_sulphate_d</text:p>
          </table:table-cell>
          <table:table-cell table:style-name="ce5" office:value-type="string" calcext:value-type="string">
            <text:p>CAS Number: 7757-82-6</text:p>
            <text:p>HS Number: 283311</text:p>
          </table:table-cell>
        </table:table-row>
        <table:table-row table:style-name="ro2">
          <table:table-cell table:style-name="ce2" table:formula="of:=[.A145]+1" office:value-type="float" office:value="145" calcext:value-type="float">
            <text:p>145</text:p>
          </table:table-cell>
          <table:table-cell table:style-name="ce5" office:value-type="string" calcext:value-type="string">
            <text:p>Trimethylolpropane Diallyl Ether 80</text:p>
          </table:table-cell>
          <table:table-cell table:style-name="ce5" office:value-type="string" calcext:value-type="string">
            <text:p>https://www.perstorp.com/en/products/trimethylolpropane_diallyl_ether_80</text:p>
          </table:table-cell>
          <table:table-cell table:style-name="ce5" office:value-type="string" calcext:value-type="string">
            <text:p>CAS Number: 682-09-7</text:p>
            <text:p>HS Number: 290949</text:p>
          </table:table-cell>
        </table:table-row>
        <table:table-row table:style-name="ro2">
          <table:table-cell table:style-name="ce2" table:formula="of:=[.A146]+1" office:value-type="float" office:value="146" calcext:value-type="float">
            <text:p>146</text:p>
          </table:table-cell>
          <table:table-cell table:style-name="ce5" office:value-type="string" calcext:value-type="string">
            <text:p>Trimethylolpropane Diallyl Ether 90</text:p>
          </table:table-cell>
          <table:table-cell table:style-name="ce5" office:value-type="string" calcext:value-type="string">
            <text:p>https://www.perstorp.com/en/products/trimethylolpropane_diallyl_ether_90</text:p>
          </table:table-cell>
          <table:table-cell table:style-name="ce5" office:value-type="string" calcext:value-type="string">
            <text:p>CAS Number: 682-09-7</text:p>
            <text:p>HS Number: 290949</text:p>
          </table:table-cell>
        </table:table-row>
        <table:table-row table:style-name="ro2">
          <table:table-cell table:style-name="ce2" table:formula="of:=[.A147]+1" office:value-type="float" office:value="147" calcext:value-type="float">
            <text:p>147</text:p>
          </table:table-cell>
          <table:table-cell table:style-name="ce5" office:value-type="string" calcext:value-type="string">
            <text:p>Trimethylolpropane flakes</text:p>
          </table:table-cell>
          <table:table-cell table:style-name="ce5" office:value-type="string" calcext:value-type="string">
            <text:p>https://www.perstorp.com/en/products/trimethylolpropane_flakes</text:p>
          </table:table-cell>
          <table:table-cell table:style-name="ce5" office:value-type="string" calcext:value-type="string">
            <text:p>CAS Number: 77-99-6</text:p>
            <text:p>HS Number: 290541</text:p>
          </table:table-cell>
        </table:table-row>
        <table:table-row table:style-name="ro2">
          <table:table-cell table:style-name="ce2" table:formula="of:=[.A148]+1" office:value-type="float" office:value="148" calcext:value-type="float">
            <text:p>148</text:p>
          </table:table-cell>
          <table:table-cell table:style-name="ce5" office:value-type="string" calcext:value-type="string">
            <text:p>Trimethylolpropane molten</text:p>
          </table:table-cell>
          <table:table-cell table:style-name="ce5" office:value-type="string" calcext:value-type="string">
            <text:p>https://www.perstorp.com/en/products/trimethylolpropane_molten</text:p>
          </table:table-cell>
          <table:table-cell table:style-name="ce5" office:value-type="string" calcext:value-type="string">
            <text:p>CAS Number: 77-99-6</text:p>
            <text:p>HS Number: 290541</text:p>
          </table:table-cell>
        </table:table-row>
        <table:table-row table:style-name="ro2">
          <table:table-cell table:style-name="ce2" table:formula="of:=[.A149]+1" office:value-type="float" office:value="149" calcext:value-type="float">
            <text:p>149</text:p>
          </table:table-cell>
          <table:table-cell table:style-name="ce5" office:value-type="string" calcext:value-type="string">
            <text:p>Trimethylolpropane Monoallyl Ether</text:p>
          </table:table-cell>
          <table:table-cell table:style-name="ce5" office:value-type="string" calcext:value-type="string">
            <text:p>https://www.perstorp.com/en/products/trimethylolpropane_monoallyl_ether</text:p>
          </table:table-cell>
          <table:table-cell table:style-name="ce5" office:value-type="string" calcext:value-type="string">
            <text:p>CAS Number: 682-11-1</text:p>
            <text:p>HS Number: 290949</text:p>
          </table:table-cell>
        </table:table-row>
        <table:table-row table:style-name="ro2">
          <table:table-cell table:style-name="ce2" table:formula="of:=[.A150]+1" office:value-type="float" office:value="150" calcext:value-type="float">
            <text:p>150</text:p>
          </table:table-cell>
          <table:table-cell table:style-name="ce5" office:value-type="string" calcext:value-type="string">
            <text:p>Valeric Acid Pro 20</text:p>
          </table:table-cell>
          <table:table-cell table:style-name="ce5" office:value-type="string" calcext:value-type="string">
            <text:p>https://www.perstorp.com/en/products/valeric_acid_pro_20</text:p>
          </table:table-cell>
          <table:table-cell table:style-name="ce5" office:value-type="string" calcext:value-type="string">
            <text:p>CAS Number: 109-52-4</text:p>
            <text:p>HS Number: 29156090</text:p>
          </table:table-cell>
        </table:table-row>
        <table:table-row table:style-name="ro2">
          <table:table-cell table:style-name="ce2" table:formula="of:=[.A151]+1" office:value-type="float" office:value="151" calcext:value-type="float">
            <text:p>151</text:p>
          </table:table-cell>
          <table:table-cell table:style-name="ce5" office:value-type="string" calcext:value-type="string">
            <text:p>Valeric Acid Pure</text:p>
          </table:table-cell>
          <table:table-cell table:style-name="ce5" office:value-type="string" calcext:value-type="string">
            <text:p>https://www.perstorp.com/en/products/valeric_acid_pure</text:p>
          </table:table-cell>
          <table:table-cell table:style-name="ce5" office:value-type="string" calcext:value-type="string">
            <text:p>CAS Number: 109-52-4</text:p>
            <text:p>HS Number: 29156090</text:p>
          </table:table-cell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table:style-name="ce5" office:value-type="string" calcext:value-type="string">
            <text:p>Voxtar™ E100</text:p>
          </table:table-cell>
          <table:table-cell table:style-name="ce5" office:value-type="string" calcext:value-type="string">
            <text:p>https://www.perstorp.com/en/products/voxtar_e100</text:p>
          </table:table-cell>
          <table:table-cell table:style-name="ce5" office:value-type="string" calcext:value-type="string">
            <text:p>HS Number: 290542</text:p>
          </table:table-cell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table:style-name="ce5" office:value-type="string" calcext:value-type="string">
            <text:p>Voxtar™ E40</text:p>
          </table:table-cell>
          <table:table-cell table:style-name="ce5" office:value-type="string" calcext:value-type="string">
            <text:p>https://www.perstorp.com/en/products/voxtar_e40</text:p>
          </table:table-cell>
          <table:table-cell table:style-name="ce5" office:value-type="string" calcext:value-type="string">
            <text:p>HS Number: 290542</text:p>
          </table:table-cell>
        </table:table-row>
        <table:table-row table:style-name="ro2">
          <table:table-cell table:style-name="ce2" table:formula="of:=[.A154]+1" office:value-type="float" office:value="154" calcext:value-type="float">
            <text:p>154</text:p>
          </table:table-cell>
          <table:table-cell table:style-name="ce5" office:value-type="string" calcext:value-type="string">
            <text:p>Voxtar™ M100</text:p>
          </table:table-cell>
          <table:table-cell table:style-name="ce5" office:value-type="string" calcext:value-type="string">
            <text:p>https://www.perstorp.com/en/products/voxtar_m100</text:p>
          </table:table-cell>
          <table:table-cell table:style-name="ce5" office:value-type="string" calcext:value-type="string">
            <text:p>CAS Number: 115-77-5</text:p>
            <text:p>HS Number: 290542</text:p>
          </table:table-cell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table:style-name="ce5" office:value-type="string" calcext:value-type="string">
            <text:p>Voxtar™ M40</text:p>
          </table:table-cell>
          <table:table-cell table:style-name="ce5" office:value-type="string" calcext:value-type="string">
            <text:p>https://www.perstorp.com/en/products/voxtar_m40</text:p>
          </table:table-cell>
          <table:table-cell table:style-name="ce5" office:value-type="string" calcext:value-type="string">
            <text:p>HS Number: 290542</text:p>
          </table:table-cell>
        </table:table-row>
        <table:table-row table:style-name="ro2">
          <table:table-cell table:style-name="ce2" table:formula="of:=[.A156]+1" office:value-type="float" office:value="156" calcext:value-type="float">
            <text:p>156</text:p>
          </table:table-cell>
          <table:table-cell table:style-name="ce5" office:value-type="string" calcext:value-type="string">
            <text:p>Ymer™ N120</text:p>
          </table:table-cell>
          <table:table-cell table:style-name="ce5" office:value-type="string" calcext:value-type="string">
            <text:p>https://www.perstorp.com/en/products/ymer_n120</text:p>
          </table:table-cell>
          <table:table-cell table:style-name="ce5" office:value-type="string" calcext:value-type="string">
            <text:p>CAS Number: 131483-27-7</text:p>
            <text:p>HS Number: 390729</text:p>
          </table:table-cell>
        </table:table-row>
        <table:table-row table:style-name="ro2">
          <table:table-cell table:style-name="ce2" table:formula="of:=[.A157]+1" office:value-type="float" office:value="157" calcext:value-type="float">
            <text:p>157</text:p>
          </table:table-cell>
          <table:table-cell table:style-name="ce5" office:value-type="string" calcext:value-type="string">
            <text:p>Ymer™ N180</text:p>
          </table:table-cell>
          <table:table-cell table:style-name="ce5" office:value-type="string" calcext:value-type="string">
            <text:p>https://www.perstorp.com/en/products/ymer_n180</text:p>
          </table:table-cell>
          <table:table-cell table:style-name="ce5" office:value-type="string" calcext:value-type="string">
            <text:p>CAS Number: 131483-27-7</text:p>
            <text:p>HS Number: 390729</text:p>
          </table:table-cell>
        </table:table-row>
        <table:table-row table:style-name="ro2">
          <table:table-cell table:style-name="ce2" table:formula="of:=[.A158]+1" office:value-type="float" office:value="158" calcext:value-type="float">
            <text:p>158</text:p>
          </table:table-cell>
          <table:table-cell table:style-name="ce5" office:value-type="string" calcext:value-type="string">
            <text:p>Ymer™ N90</text:p>
          </table:table-cell>
          <table:table-cell table:style-name="ce5" office:value-type="string" calcext:value-type="string">
            <text:p>https://www.perstorp.com/en/products/ymer_n90</text:p>
          </table:table-cell>
          <table:table-cell table:style-name="ce5" office:value-type="string" calcext:value-type="string">
            <text:p>CAS Number: 131483-27-7</text:p>
            <text:p>HS Number: 390729</text:p>
          </table:table-cell>
        </table:table-row>
        <table:table-row table:style-name="ro1" table:number-rows-repeated="104841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17:02:28.010739506</dc:date>
    <meta:editing-duration>PT7M36S</meta:editing-duration>
    <meta:editing-cycles>1</meta:editing-cycles>
    <meta:document-statistic meta:table-count="1" meta:cell-count="636" meta:object-count="0"/>
    <meta:generator>LibreOffice/6.0.7.3$Linux_X86_64 LibreOffice_project/00m0$Build-3</meta:generator>
  </office:meta>
</office:document-meta>
</file>